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ce2" style:family="table-cell" style:parent-style-name="Default">
      <style:text-properties fo:color="#000000" style:text-outline="false" style:text-line-through-style="none" style:text-line-through-type="none" style:font-name="Liberation Serif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Ubuntu" style:font-size-asian="10pt" style:language-asian="zh" style:country-asian="CN" style:font-style-asian="normal" style:font-weight-asian="normal" style:font-name-complex="Ubuntu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e5ca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e5ca"/>
    </style:style>
    <style:style style:name="ce5" style:family="table-cell" style:parent-style-name="Default">
      <style:table-cell-properties fo:background-color="#c2e0ae"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fo:background-color="#c2e0ae"/>
    </style:style>
    <style:style style:name="ce7" style:family="table-cell" style:parent-style-name="Default">
      <style:table-cell-properties fo:background-color="#dfcce4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dfcce4"/>
    </style:style>
    <style:style style:name="ce9" style:family="table-cell" style:parent-style-name="Default">
      <style:table-cell-properties fo:background-color="#fffbcc"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background-color="#fffbcc"/>
    </style:style>
    <style:style style:name="ce11" style:family="table-cell" style:parent-style-name="Default">
      <style:table-cell-properties fo:background-color="#adc5e7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fo:background-color="#adc5e7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3" table:default-cell-style-name="Default"/>
        <table:table-column table:style-name="co1" table:number-columns-repeated="4" table:default-cell-style-name="ce4"/>
        <table:table-column table:style-name="co1" table:number-columns-repeated="4" table:default-cell-style-name="ce6"/>
        <table:table-column table:style-name="co1" table:number-columns-repeated="4" table:default-cell-style-name="ce8"/>
        <table:table-column table:style-name="co1" table:number-columns-repeated="4" table:default-cell-style-name="ce10"/>
        <table:table-column table:style-name="co1" table:number-columns-repeated="4" table:default-cell-style-name="ce12"/>
        <table:table-row table:style-name="ro1">
          <table:table-cell/>
          <table:table-cell office:value-type="string" calcext:value-type="string">
            <text:p>RA</text:p>
          </table:table-cell>
          <table:table-cell office:value-type="string" calcext:value-type="string">
            <text:p>DEC</text:p>
          </table:table-cell>
          <table:table-cell table:style-name="ce3" office:value-type="string" calcext:value-type="string" table:number-columns-spanned="4" table:number-rows-spanned="1">
            <text:p>CN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HCN</text:p>
          </table:table-cell>
          <table:covered-table-cell table:number-columns-repeated="3"/>
          <table:table-cell table:style-name="ce7" office:value-type="string" calcext:value-type="string" table:number-columns-spanned="4" table:number-rows-spanned="1">
            <text:p>CS</text:p>
          </table:table-cell>
          <table:covered-table-cell table:number-columns-repeated="3"/>
          <table:table-cell table:style-name="ce9" office:value-type="string" calcext:value-type="string" table:number-columns-spanned="4" table:number-rows-spanned="1">
            <text:p>C34S</text:p>
          </table:table-cell>
          <table:covered-table-cell table:number-columns-repeated="3"/>
          <table:table-cell table:style-name="ce11" office:value-type="string" calcext:value-type="string" table:number-columns-spanned="4" table:number-rows-spanned="1">
            <text:p>H13CN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I2A</text:p>
          </table:table-cell>
          <table:table-cell office:value-type="float" office:value="-0.6" calcext:value-type="float">
            <text:p>-0,6</text:p>
          </table:table-cell>
          <table:table-cell office:value-type="float" office:value="-0.5" calcext:value-type="float">
            <text:p>-0,5</text:p>
          </table:table-cell>
          <table:table-cell table:formula="of:=[.B2]-11.4" office:value-type="float" office:value="-12" calcext:value-type="float">
            <text:p>-12</text:p>
          </table:table-cell>
          <table:table-cell table:formula="of:=[.B2]+11.4" office:value-type="float" office:value="10.8" calcext:value-type="float">
            <text:p>10,8</text:p>
          </table:table-cell>
          <table:table-cell table:formula="of:=[.C2]-11.4" office:value-type="float" office:value="-11.9" calcext:value-type="float">
            <text:p>-11,9</text:p>
          </table:table-cell>
          <table:table-cell table:formula="of:=[.C2]+11.4" office:value-type="float" office:value="10.9" calcext:value-type="float">
            <text:p>10,9</text:p>
          </table:table-cell>
          <table:table-cell table:formula="of:=[.B2]-14.65" office:value-type="float" office:value="-15.25" calcext:value-type="float">
            <text:p>-15,25</text:p>
          </table:table-cell>
          <table:table-cell table:formula="of:=[.B2]+14.65" office:value-type="float" office:value="14.05" calcext:value-type="float">
            <text:p>14,05</text:p>
          </table:table-cell>
          <table:table-cell table:formula="of:=[.C2]-14.65" office:value-type="float" office:value="-15.15" calcext:value-type="float">
            <text:p>-15,15</text:p>
          </table:table-cell>
          <table:table-cell table:formula="of:=[.C2]+14.65" office:value-type="float" office:value="14.15" calcext:value-type="float">
            <text:p>14,15</text:p>
          </table:table-cell>
          <table:table-cell table:formula="of:=[.B2]-8.8" office:value-type="float" office:value="-9.4" calcext:value-type="float">
            <text:p>-9,4</text:p>
          </table:table-cell>
          <table:table-cell table:formula="of:=[.B2]+8.8" office:value-type="float" office:value="8.2" calcext:value-type="float">
            <text:p>8,2</text:p>
          </table:table-cell>
          <table:table-cell table:formula="of:=[.C2]-8.8" office:value-type="float" office:value="-9.3" calcext:value-type="float">
            <text:p>-9,3</text:p>
          </table:table-cell>
          <table:table-cell table:formula="of:=[.C2]+8.8" office:value-type="float" office:value="8.3" calcext:value-type="float">
            <text:p>8,3</text:p>
          </table:table-cell>
          <table:table-cell table:formula="of:=[.B2]-8.95" office:value-type="float" office:value="-9.55" calcext:value-type="float">
            <text:p>-9,55</text:p>
          </table:table-cell>
          <table:table-cell table:formula="of:=[.B2]+8.95" office:value-type="float" office:value="8.35" calcext:value-type="float">
            <text:p>8,35</text:p>
          </table:table-cell>
          <table:table-cell table:formula="of:=[.C2]-8.95" office:value-type="float" office:value="-9.45" calcext:value-type="float">
            <text:p>-9,45</text:p>
          </table:table-cell>
          <table:table-cell table:formula="of:=[.C2]+8.95" office:value-type="float" office:value="8.45" calcext:value-type="float">
            <text:p>8,45</text:p>
          </table:table-cell>
          <table:table-cell table:formula="of:=[.B2]-15" office:value-type="float" office:value="-15.6" calcext:value-type="float">
            <text:p>-15,6</text:p>
          </table:table-cell>
          <table:table-cell table:formula="of:=[.B2]+15" office:value-type="float" office:value="14.4" calcext:value-type="float">
            <text:p>14,4</text:p>
          </table:table-cell>
          <table:table-cell table:formula="of:=[.C2]-15" office:value-type="float" office:value="-15.5" calcext:value-type="float">
            <text:p>-15,5</text:p>
          </table:table-cell>
          <table:table-cell table:formula="of:=[.C2]+15" office:value-type="float" office:value="14.5" calcext:value-type="float">
            <text:p>14,5</text:p>
          </table:table-cell>
        </table:table-row>
        <table:table-row table:style-name="ro1">
          <table:table-cell office:value-type="string" calcext:value-type="string">
            <text:p>I2B</text:p>
          </table:table-cell>
          <table:table-cell table:style-name="ce1" office:value-type="float" office:value="26.4" calcext:value-type="float">
            <text:p>26,40</text:p>
          </table:table-cell>
          <table:table-cell office:value-type="float" office:value="-21.4" calcext:value-type="float">
            <text:p>-21,4</text:p>
          </table:table-cell>
          <table:table-cell table:formula="of:=[.B3]-11.4" office:value-type="float" office:value="15" calcext:value-type="float">
            <text:p>15</text:p>
          </table:table-cell>
          <table:table-cell table:formula="of:=[.B3]+11.4" office:value-type="float" office:value="37.8" calcext:value-type="float">
            <text:p>37,8</text:p>
          </table:table-cell>
          <table:table-cell table:formula="of:=[.C3]-11.4" office:value-type="float" office:value="-32.8" calcext:value-type="float">
            <text:p>-32,8</text:p>
          </table:table-cell>
          <table:table-cell table:formula="of:=[.C3]+11.4" office:value-type="float" office:value="-10" calcext:value-type="float">
            <text:p>-10</text:p>
          </table:table-cell>
          <table:table-cell table:formula="of:=[.B3]-14.65" office:value-type="float" office:value="11.75" calcext:value-type="float">
            <text:p>11,75</text:p>
          </table:table-cell>
          <table:table-cell table:formula="of:=[.B3]+14.65" office:value-type="float" office:value="41.05" calcext:value-type="float">
            <text:p>41,05</text:p>
          </table:table-cell>
          <table:table-cell table:formula="of:=[.C3]-14.65" office:value-type="float" office:value="-36.05" calcext:value-type="float">
            <text:p>-36,05</text:p>
          </table:table-cell>
          <table:table-cell table:formula="of:=[.C3]+14.65" office:value-type="float" office:value="-6.75" calcext:value-type="float">
            <text:p>-6,75</text:p>
          </table:table-cell>
          <table:table-cell table:formula="of:=[.B3]-8.8" office:value-type="float" office:value="17.6" calcext:value-type="float">
            <text:p>17,6</text:p>
          </table:table-cell>
          <table:table-cell table:formula="of:=[.B3]+8.8" office:value-type="float" office:value="35.2" calcext:value-type="float">
            <text:p>35,2</text:p>
          </table:table-cell>
          <table:table-cell table:formula="of:=[.C3]-8.8" office:value-type="float" office:value="-30.2" calcext:value-type="float">
            <text:p>-30,2</text:p>
          </table:table-cell>
          <table:table-cell table:formula="of:=[.C3]+8.8" office:value-type="float" office:value="-12.6" calcext:value-type="float">
            <text:p>-12,6</text:p>
          </table:table-cell>
          <table:table-cell table:formula="of:=[.B3]-8.95" office:value-type="float" office:value="17.45" calcext:value-type="float">
            <text:p>17,45</text:p>
          </table:table-cell>
          <table:table-cell table:formula="of:=[.B3]+8.95" office:value-type="float" office:value="35.35" calcext:value-type="float">
            <text:p>35,35</text:p>
          </table:table-cell>
          <table:table-cell table:formula="of:=[.C3]-8.95" office:value-type="float" office:value="-30.35" calcext:value-type="float">
            <text:p>-30,35</text:p>
          </table:table-cell>
          <table:table-cell table:formula="of:=[.C3]+8.95" office:value-type="float" office:value="-12.45" calcext:value-type="float">
            <text:p>-12,45</text:p>
          </table:table-cell>
          <table:table-cell table:formula="of:=[.B3]-15" office:value-type="float" office:value="11.4" calcext:value-type="float">
            <text:p>11,4</text:p>
          </table:table-cell>
          <table:table-cell table:formula="of:=[.B3]+15" office:value-type="float" office:value="41.4" calcext:value-type="float">
            <text:p>41,4</text:p>
          </table:table-cell>
          <table:table-cell table:formula="of:=[.C3]-15" office:value-type="float" office:value="-36.4" calcext:value-type="float">
            <text:p>-36,4</text:p>
          </table:table-cell>
          <table:table-cell table:formula="of:=[.C3]+15" office:value-type="float" office:value="-6.4" calcext:value-type="float">
            <text:p>-6,4</text:p>
          </table:table-cell>
        </table:table-row>
        <table:table-row table:style-name="ro1">
          <table:table-cell office:value-type="string" calcext:value-type="string">
            <text:p>HRF65</text:p>
          </table:table-cell>
          <table:table-cell office:value-type="float" office:value="73.8" calcext:value-type="float">
            <text:p>73,8</text:p>
          </table:table-cell>
          <table:table-cell table:style-name="ce2" office:value-type="float" office:value="-156.4" calcext:value-type="float">
            <text:p>-156,4</text:p>
          </table:table-cell>
          <table:table-cell table:formula="of:=[.B4]-11.4" office:value-type="float" office:value="62.4" calcext:value-type="float">
            <text:p>62,4</text:p>
          </table:table-cell>
          <table:table-cell table:formula="of:=[.B4]+11.4" office:value-type="float" office:value="85.2" calcext:value-type="float">
            <text:p>85,2</text:p>
          </table:table-cell>
          <table:table-cell table:formula="of:=[.C4]-11.4" office:value-type="float" office:value="-167.8" calcext:value-type="float">
            <text:p>-167,8</text:p>
          </table:table-cell>
          <table:table-cell table:formula="of:=[.C4]+11.4" office:value-type="float" office:value="-145" calcext:value-type="float">
            <text:p>-145</text:p>
          </table:table-cell>
          <table:table-cell table:formula="of:=[.B4]-14.65" office:value-type="float" office:value="59.15" calcext:value-type="float">
            <text:p>59,15</text:p>
          </table:table-cell>
          <table:table-cell table:formula="of:=[.B4]+14.65" office:value-type="float" office:value="88.45" calcext:value-type="float">
            <text:p>88,45</text:p>
          </table:table-cell>
          <table:table-cell table:formula="of:=[.C4]-14.65" office:value-type="float" office:value="-171.05" calcext:value-type="float">
            <text:p>-171,05</text:p>
          </table:table-cell>
          <table:table-cell table:formula="of:=[.C4]+14.65" office:value-type="float" office:value="-141.75" calcext:value-type="float">
            <text:p>-141,75</text:p>
          </table:table-cell>
          <table:table-cell table:formula="of:=[.B4]-8.8" office:value-type="float" office:value="65" calcext:value-type="float">
            <text:p>65</text:p>
          </table:table-cell>
          <table:table-cell table:formula="of:=[.B4]+8.8" office:value-type="float" office:value="82.6" calcext:value-type="float">
            <text:p>82,6</text:p>
          </table:table-cell>
          <table:table-cell table:formula="of:=[.C4]-8.8" office:value-type="float" office:value="-165.2" calcext:value-type="float">
            <text:p>-165,2</text:p>
          </table:table-cell>
          <table:table-cell table:formula="of:=[.C4]+8.8" office:value-type="float" office:value="-147.6" calcext:value-type="float">
            <text:p>-147,6</text:p>
          </table:table-cell>
          <table:table-cell table:formula="of:=[.B4]-8.95" office:value-type="float" office:value="64.85" calcext:value-type="float">
            <text:p>64,85</text:p>
          </table:table-cell>
          <table:table-cell table:formula="of:=[.B4]+8.95" office:value-type="float" office:value="82.75" calcext:value-type="float">
            <text:p>82,75</text:p>
          </table:table-cell>
          <table:table-cell table:formula="of:=[.C4]-8.95" office:value-type="float" office:value="-165.35" calcext:value-type="float">
            <text:p>-165,35</text:p>
          </table:table-cell>
          <table:table-cell table:formula="of:=[.C4]+8.95" office:value-type="float" office:value="-147.45" calcext:value-type="float">
            <text:p>-147,45</text:p>
          </table:table-cell>
          <table:table-cell table:formula="of:=[.B4]-15" office:value-type="float" office:value="58.8" calcext:value-type="float">
            <text:p>58,8</text:p>
          </table:table-cell>
          <table:table-cell table:formula="of:=[.B4]+15" office:value-type="float" office:value="88.8" calcext:value-type="float">
            <text:p>88,8</text:p>
          </table:table-cell>
          <table:table-cell table:formula="of:=[.C4]-15" office:value-type="float" office:value="-171.4" calcext:value-type="float">
            <text:p>-171,4</text:p>
          </table:table-cell>
          <table:table-cell table:formula="of:=[.C4]+15" office:value-type="float" office:value="-141.4" calcext:value-type="float">
            <text:p>-141,4</text:p>
          </table:table-cell>
        </table:table-row>
        <table:table-row table:style-name="ro1">
          <table:table-cell office:value-type="string" calcext:value-type="string">
            <text:p>I4A</text:p>
          </table:table-cell>
          <table:table-cell office:value-type="float" office:value="223.5" calcext:value-type="float">
            <text:p>223,5</text:p>
          </table:table-cell>
          <table:table-cell office:value-type="float" office:value="-66.1" calcext:value-type="float">
            <text:p>-66,1</text:p>
          </table:table-cell>
          <table:table-cell table:formula="of:=[.B5]-11.4" office:value-type="float" office:value="212.1" calcext:value-type="float">
            <text:p>212,1</text:p>
          </table:table-cell>
          <table:table-cell table:formula="of:=[.B5]+11.4" office:value-type="float" office:value="234.9" calcext:value-type="float">
            <text:p>234,9</text:p>
          </table:table-cell>
          <table:table-cell table:formula="of:=[.C5]-11.4" office:value-type="float" office:value="-77.5" calcext:value-type="float">
            <text:p>-77,5</text:p>
          </table:table-cell>
          <table:table-cell table:formula="of:=[.C5]+11.4" office:value-type="float" office:value="-54.7" calcext:value-type="float">
            <text:p>-54,7</text:p>
          </table:table-cell>
          <table:table-cell table:formula="of:=[.B5]-14.65" office:value-type="float" office:value="208.85" calcext:value-type="float">
            <text:p>208,85</text:p>
          </table:table-cell>
          <table:table-cell table:formula="of:=[.B5]+14.65" office:value-type="float" office:value="238.15" calcext:value-type="float">
            <text:p>238,15</text:p>
          </table:table-cell>
          <table:table-cell table:formula="of:=[.C5]-14.65" office:value-type="float" office:value="-80.75" calcext:value-type="float">
            <text:p>-80,75</text:p>
          </table:table-cell>
          <table:table-cell table:formula="of:=[.C5]+14.65" office:value-type="float" office:value="-51.45" calcext:value-type="float">
            <text:p>-51,45</text:p>
          </table:table-cell>
          <table:table-cell table:formula="of:=[.B5]-8.8" office:value-type="float" office:value="214.7" calcext:value-type="float">
            <text:p>214,7</text:p>
          </table:table-cell>
          <table:table-cell table:formula="of:=[.B5]+8.8" office:value-type="float" office:value="232.3" calcext:value-type="float">
            <text:p>232,3</text:p>
          </table:table-cell>
          <table:table-cell table:formula="of:=[.C5]-8.8" office:value-type="float" office:value="-74.9" calcext:value-type="float">
            <text:p>-74,9</text:p>
          </table:table-cell>
          <table:table-cell table:formula="of:=[.C5]+8.8" office:value-type="float" office:value="-57.3" calcext:value-type="float">
            <text:p>-57,3</text:p>
          </table:table-cell>
          <table:table-cell table:formula="of:=[.B5]-8.95" office:value-type="float" office:value="214.55" calcext:value-type="float">
            <text:p>214,55</text:p>
          </table:table-cell>
          <table:table-cell table:formula="of:=[.B5]+8.95" office:value-type="float" office:value="232.45" calcext:value-type="float">
            <text:p>232,45</text:p>
          </table:table-cell>
          <table:table-cell table:formula="of:=[.C5]-8.95" office:value-type="float" office:value="-75.05" calcext:value-type="float">
            <text:p>-75,05</text:p>
          </table:table-cell>
          <table:table-cell table:formula="of:=[.C5]+8.95" office:value-type="float" office:value="-57.15" calcext:value-type="float">
            <text:p>-57,15</text:p>
          </table:table-cell>
          <table:table-cell table:formula="of:=[.B5]-15" office:value-type="float" office:value="208.5" calcext:value-type="float">
            <text:p>208,5</text:p>
          </table:table-cell>
          <table:table-cell table:formula="of:=[.B5]+15" office:value-type="float" office:value="238.5" calcext:value-type="float">
            <text:p>238,5</text:p>
          </table:table-cell>
          <table:table-cell table:formula="of:=[.C5]-15" office:value-type="float" office:value="-81.1" calcext:value-type="float">
            <text:p>-81,1</text:p>
          </table:table-cell>
          <table:table-cell table:formula="of:=[.C5]+15" office:value-type="float" office:value="-51.1" calcext:value-type="float">
            <text:p>-51,1</text:p>
          </table:table-cell>
        </table:table-row>
        <table:table-row table:style-name="ro1">
          <table:table-cell office:value-type="string" calcext:value-type="string">
            <text:p>I4B</text:p>
          </table:table-cell>
          <table:table-cell office:value-type="float" office:value="246.6" calcext:value-type="float">
            <text:p>246,6</text:p>
          </table:table-cell>
          <table:table-cell office:value-type="float" office:value="-95.6" calcext:value-type="float">
            <text:p>-95,6</text:p>
          </table:table-cell>
          <table:table-cell table:formula="of:=[.B6]-11.4" office:value-type="float" office:value="235.2" calcext:value-type="float">
            <text:p>235,2</text:p>
          </table:table-cell>
          <table:table-cell table:formula="of:=[.B6]+11.4" office:value-type="float" office:value="258" calcext:value-type="float">
            <text:p>258</text:p>
          </table:table-cell>
          <table:table-cell table:formula="of:=[.C6]-11.4" office:value-type="float" office:value="-107" calcext:value-type="float">
            <text:p>-107</text:p>
          </table:table-cell>
          <table:table-cell table:formula="of:=[.C6]+11.4" office:value-type="float" office:value="-84.2" calcext:value-type="float">
            <text:p>-84,2</text:p>
          </table:table-cell>
          <table:table-cell table:formula="of:=[.B6]-14.65" office:value-type="float" office:value="231.95" calcext:value-type="float">
            <text:p>231,95</text:p>
          </table:table-cell>
          <table:table-cell table:formula="of:=[.B6]+14.65" office:value-type="float" office:value="261.25" calcext:value-type="float">
            <text:p>261,25</text:p>
          </table:table-cell>
          <table:table-cell table:formula="of:=[.C6]-14.65" office:value-type="float" office:value="-110.25" calcext:value-type="float">
            <text:p>-110,25</text:p>
          </table:table-cell>
          <table:table-cell table:formula="of:=[.C6]+14.65" office:value-type="float" office:value="-80.95" calcext:value-type="float">
            <text:p>-80,95</text:p>
          </table:table-cell>
          <table:table-cell table:formula="of:=[.B6]-8.8" office:value-type="float" office:value="237.8" calcext:value-type="float">
            <text:p>237,8</text:p>
          </table:table-cell>
          <table:table-cell table:formula="of:=[.B6]+8.8" office:value-type="float" office:value="255.4" calcext:value-type="float">
            <text:p>255,4</text:p>
          </table:table-cell>
          <table:table-cell table:formula="of:=[.C6]-8.8" office:value-type="float" office:value="-104.4" calcext:value-type="float">
            <text:p>-104,4</text:p>
          </table:table-cell>
          <table:table-cell table:formula="of:=[.C6]+8.8" office:value-type="float" office:value="-86.8" calcext:value-type="float">
            <text:p>-86,8</text:p>
          </table:table-cell>
          <table:table-cell table:formula="of:=[.B6]-8.95" office:value-type="float" office:value="237.65" calcext:value-type="float">
            <text:p>237,65</text:p>
          </table:table-cell>
          <table:table-cell table:formula="of:=[.B6]+8.95" office:value-type="float" office:value="255.55" calcext:value-type="float">
            <text:p>255,55</text:p>
          </table:table-cell>
          <table:table-cell table:formula="of:=[.C6]-8.95" office:value-type="float" office:value="-104.55" calcext:value-type="float">
            <text:p>-104,55</text:p>
          </table:table-cell>
          <table:table-cell table:formula="of:=[.C6]+8.95" office:value-type="float" office:value="-86.65" calcext:value-type="float">
            <text:p>-86,65</text:p>
          </table:table-cell>
          <table:table-cell table:formula="of:=[.B6]-15" office:value-type="float" office:value="231.6" calcext:value-type="float">
            <text:p>231,6</text:p>
          </table:table-cell>
          <table:table-cell table:formula="of:=[.B6]+15" office:value-type="float" office:value="261.6" calcext:value-type="float">
            <text:p>261,6</text:p>
          </table:table-cell>
          <table:table-cell table:formula="of:=[.C6]-15" office:value-type="float" office:value="-110.6" calcext:value-type="float">
            <text:p>-110,6</text:p>
          </table:table-cell>
          <table:table-cell table:formula="of:=[.C6]+15" office:value-type="float" office:value="-80.6" calcext:value-type="float">
            <text:p>-80,6</text:p>
          </table:table-cell>
        </table:table-row>
        <table:table-row table:style-name="ro1">
          <table:table-cell office:value-type="string" calcext:value-type="string">
            <text:p>I4C</text:p>
          </table:table-cell>
          <table:table-cell office:value-type="float" office:value="268.8" calcext:value-type="float">
            <text:p>268,8</text:p>
          </table:table-cell>
          <table:table-cell office:value-type="float" office:value="-39.1" calcext:value-type="float">
            <text:p>-39,1</text:p>
          </table:table-cell>
          <table:table-cell table:formula="of:=[.B7]-11.4" office:value-type="float" office:value="257.4" calcext:value-type="float">
            <text:p>257,4</text:p>
          </table:table-cell>
          <table:table-cell table:formula="of:=[.B7]+11.4" office:value-type="float" office:value="280.2" calcext:value-type="float">
            <text:p>280,2</text:p>
          </table:table-cell>
          <table:table-cell table:formula="of:=[.C7]-11.4" office:value-type="float" office:value="-50.5" calcext:value-type="float">
            <text:p>-50,5</text:p>
          </table:table-cell>
          <table:table-cell table:formula="of:=[.C7]+11.4" office:value-type="float" office:value="-27.7" calcext:value-type="float">
            <text:p>-27,7</text:p>
          </table:table-cell>
          <table:table-cell table:formula="of:=[.B7]-14.65" office:value-type="float" office:value="254.15" calcext:value-type="float">
            <text:p>254,15</text:p>
          </table:table-cell>
          <table:table-cell table:formula="of:=[.B7]+14.65" office:value-type="float" office:value="283.45" calcext:value-type="float">
            <text:p>283,45</text:p>
          </table:table-cell>
          <table:table-cell table:formula="of:=[.C7]-14.65" office:value-type="float" office:value="-53.75" calcext:value-type="float">
            <text:p>-53,75</text:p>
          </table:table-cell>
          <table:table-cell table:formula="of:=[.C7]+14.65" office:value-type="float" office:value="-24.45" calcext:value-type="float">
            <text:p>-24,45</text:p>
          </table:table-cell>
          <table:table-cell table:formula="of:=[.B7]-8.8" office:value-type="float" office:value="260" calcext:value-type="float">
            <text:p>260</text:p>
          </table:table-cell>
          <table:table-cell table:formula="of:=[.B7]+8.8" office:value-type="float" office:value="277.6" calcext:value-type="float">
            <text:p>277,6</text:p>
          </table:table-cell>
          <table:table-cell table:formula="of:=[.C7]-8.8" office:value-type="float" office:value="-47.9" calcext:value-type="float">
            <text:p>-47,9</text:p>
          </table:table-cell>
          <table:table-cell table:formula="of:=[.C7]+8.8" office:value-type="float" office:value="-30.3" calcext:value-type="float">
            <text:p>-30,3</text:p>
          </table:table-cell>
          <table:table-cell table:formula="of:=[.B7]-8.95" office:value-type="float" office:value="259.85" calcext:value-type="float">
            <text:p>259,85</text:p>
          </table:table-cell>
          <table:table-cell table:formula="of:=[.B7]+8.95" office:value-type="float" office:value="277.75" calcext:value-type="float">
            <text:p>277,75</text:p>
          </table:table-cell>
          <table:table-cell table:formula="of:=[.C7]-8.95" office:value-type="float" office:value="-48.05" calcext:value-type="float">
            <text:p>-48,05</text:p>
          </table:table-cell>
          <table:table-cell table:formula="of:=[.C7]+8.95" office:value-type="float" office:value="-30.15" calcext:value-type="float">
            <text:p>-30,15</text:p>
          </table:table-cell>
          <table:table-cell table:formula="of:=[.B7]-15" office:value-type="float" office:value="253.8" calcext:value-type="float">
            <text:p>253,8</text:p>
          </table:table-cell>
          <table:table-cell table:formula="of:=[.B7]+15" office:value-type="float" office:value="283.8" calcext:value-type="float">
            <text:p>283,8</text:p>
          </table:table-cell>
          <table:table-cell table:formula="of:=[.C7]-15" office:value-type="float" office:value="-54.1" calcext:value-type="float">
            <text:p>-54,1</text:p>
          </table:table-cell>
          <table:table-cell table:formula="of:=[.C7]+15" office:value-type="float" office:value="-24.1" calcext:value-type="float">
            <text:p>-24,1</text:p>
          </table:table-cell>
        </table:table-row>
        <table:table-row table:style-name="ro1">
          <table:table-cell office:value-type="string" calcext:value-type="string">
            <text:p>SVS13</text:p>
          </table:table-cell>
          <table:table-cell office:value-type="float" office:value="121.95" calcext:value-type="float">
            <text:p>121,95</text:p>
          </table:table-cell>
          <table:table-cell office:value-type="float" office:value="85.9" calcext:value-type="float">
            <text:p>85,9</text:p>
          </table:table-cell>
          <table:table-cell table:formula="of:=[.B8]-11.4" office:value-type="float" office:value="110.55" calcext:value-type="float">
            <text:p>110,55</text:p>
          </table:table-cell>
          <table:table-cell table:formula="of:=[.B8]+11.4" office:value-type="float" office:value="133.35" calcext:value-type="float">
            <text:p>133,35</text:p>
          </table:table-cell>
          <table:table-cell table:formula="of:=[.C8]-11.4" office:value-type="float" office:value="74.5" calcext:value-type="float">
            <text:p>74,5</text:p>
          </table:table-cell>
          <table:table-cell table:formula="of:=[.C8]+11.4" office:value-type="float" office:value="97.3" calcext:value-type="float">
            <text:p>97,3</text:p>
          </table:table-cell>
          <table:table-cell table:formula="of:=[.B8]-14.65" office:value-type="float" office:value="107.3" calcext:value-type="float">
            <text:p>107,3</text:p>
          </table:table-cell>
          <table:table-cell table:formula="of:=[.B8]+14.65" office:value-type="float" office:value="136.6" calcext:value-type="float">
            <text:p>136,6</text:p>
          </table:table-cell>
          <table:table-cell table:formula="of:=[.C8]-14.65" office:value-type="float" office:value="71.25" calcext:value-type="float">
            <text:p>71,25</text:p>
          </table:table-cell>
          <table:table-cell table:formula="of:=[.C8]+14.65" office:value-type="float" office:value="100.55" calcext:value-type="float">
            <text:p>100,55</text:p>
          </table:table-cell>
          <table:table-cell table:formula="of:=[.B8]-8.8" office:value-type="float" office:value="113.15" calcext:value-type="float">
            <text:p>113,15</text:p>
          </table:table-cell>
          <table:table-cell table:formula="of:=[.B8]+8.8" office:value-type="float" office:value="130.75" calcext:value-type="float">
            <text:p>130,75</text:p>
          </table:table-cell>
          <table:table-cell table:formula="of:=[.C8]-8.8" office:value-type="float" office:value="77.1" calcext:value-type="float">
            <text:p>77,1</text:p>
          </table:table-cell>
          <table:table-cell table:formula="of:=[.C8]+8.8" office:value-type="float" office:value="94.7" calcext:value-type="float">
            <text:p>94,7</text:p>
          </table:table-cell>
          <table:table-cell table:formula="of:=[.B8]-8.95" office:value-type="float" office:value="113" calcext:value-type="float">
            <text:p>113</text:p>
          </table:table-cell>
          <table:table-cell table:formula="of:=[.B8]+8.95" office:value-type="float" office:value="130.9" calcext:value-type="float">
            <text:p>130,9</text:p>
          </table:table-cell>
          <table:table-cell table:formula="of:=[.C8]-8.95" office:value-type="float" office:value="76.95" calcext:value-type="float">
            <text:p>76,95</text:p>
          </table:table-cell>
          <table:table-cell table:formula="of:=[.C8]+8.95" office:value-type="float" office:value="94.85" calcext:value-type="float">
            <text:p>94,85</text:p>
          </table:table-cell>
          <table:table-cell table:formula="of:=[.B8]-15" office:value-type="float" office:value="106.95" calcext:value-type="float">
            <text:p>106,95</text:p>
          </table:table-cell>
          <table:table-cell table:formula="of:=[.B8]+15" office:value-type="float" office:value="136.95" calcext:value-type="float">
            <text:p>136,95</text:p>
          </table:table-cell>
          <table:table-cell table:formula="of:=[.C8]-15" office:value-type="float" office:value="70.9" calcext:value-type="float">
            <text:p>70,9</text:p>
          </table:table-cell>
          <table:table-cell table:formula="of:=[.C8]+15" office:value-type="float" office:value="100.9" calcext:value-type="float">
            <text:p>100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5T21:41:19.523891866</meta:creation-date>
    <dc:date>2020-01-05T21:53:50.224083049</dc:date>
    <meta:editing-duration>PT1M39S</meta:editing-duration>
    <meta:editing-cycles>2</meta:editing-cycles>
    <meta:generator>LibreOffice/6.0.7.3$Linux_X86_64 LibreOffice_project/00m0$Build-3</meta:generator>
    <meta:document-statistic meta:table-count="1" meta:cell-count="168" meta:object-count="0"/>
  </office:meta>
</office:document-meta>
</file>